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Dremel External Spool Holder Bill of Materials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art #</text:p>
          </table:table-cell>
          <table:table-cell table:style-name="Default" office:value-type="string" calcext:value-type="string">
            <text:p>Unit Cost</text:p>
          </table:table-cell>
          <table:table-cell office:value-type="string" calcext:value-type="string">
            <text:p>Unit QTY</text:p>
          </table:table-cell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Sub Total</text:p>
          </table:table-cell>
        </table:table-row>
        <table:table-row table:style-name="ro1">
          <table:table-cell/>
          <table:table-cell office:value-type="string" calcext:value-type="string">
            <text:p>Acetal Screw-Head Mount Knobs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<text:a xlink:href="https://www.mcmaster.com/91175A066/" xlink:type="simple">91175A066</text:a></text:p>
          </table:table-cell>
          <table:table-cell office:value-type="currency" office:currency="CAD" office:value="8.52" calcext:value-type="currency">
            <text:p>$8.5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E4]*[.G4]/[.F4]" office:value-type="currency" office:currency="CAD" office:value="0.3408" calcext:value-type="currency">
            <text:p>$0.34</text:p>
          </table:table-cell>
        </table:table-row>
        <table:table-row table:style-name="ro1">
          <table:table-cell/>
          <table:table-cell office:value-type="string" calcext:value-type="string">
            <text:p>Reinforced Plastic Knurled-Head Thumb Nut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<text:a xlink:href="https://www.mcmaster.com/93886A270/" xlink:type="simple">93886A270</text:a></text:p>
          </table:table-cell>
          <table:table-cell office:value-type="currency" office:currency="CAD" office:value="13.03" calcext:value-type="currency">
            <text:p>$13.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5]*[.G5]/[.F5]" office:value-type="currency" office:currency="CAD" office:value="1.303" calcext:value-type="currency">
            <text:p>$1.30</text:p>
          </table:table-cell>
        </table:table-row>
        <table:table-row table:style-name="ro1">
          <table:table-cell/>
          <table:table-cell office:value-type="string" calcext:value-type="string">
            <text:p>Alloy Steel Socket Head Screw</text:p>
          </table:table-cell>
          <table:table-cell office:value-type="string" calcext:value-type="string">
            <text:p>McMaster-Carr</text:p>
          </table:table-cell>
          <table:table-cell table:style-name="ce2" office:value-type="string" calcext:value-type="string">
            <text:p><text:a xlink:href="https://www.mcmaster.com/91290A472/" xlink:type="simple">91290A472</text:a></text:p>
          </table:table-cell>
          <table:table-cell office:value-type="currency" office:currency="CAD" office:value="5.16" calcext:value-type="currency">
            <text:p>$5.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6]*[.G6]/[.F6]" office:value-type="currency" office:currency="CAD" office:value="1.032" calcext:value-type="currency">
            <text:p>$1.03</text:p>
          </table:table-cell>
        </table:table-row>
        <table:table-row table:style-name="ro1">
          <table:table-cell/>
          <table:table-cell office:value-type="string" calcext:value-type="string">
            <text:p>Steel Sheet 12x12x0.188”</text:p>
          </table:table-cell>
          <table:table-cell office:value-type="string" calcext:value-type="string">
            <text:p>Metal Supermarkets</text:p>
          </table:table-cell>
          <table:table-cell office:value-type="string" calcext:value-type="string">
            <text:p>x</text:p>
          </table:table-cell>
          <table:table-cell office:value-type="currency" office:currency="CAD" office:value="18.83" calcext:value-type="currency">
            <text:p>$18.8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[.E7]*[.G7]/[.F7]" office:value-type="currency" office:currency="CAD" office:value="14.1225" calcext:value-type="currency">
            <text:p>$14.1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:</text:p>
          </table:table-cell>
          <table:table-cell table:formula="of:=SUM([.H4:.H7])" office:value-type="currency" office:currency="CAD" office:value="16.7983" calcext:value-type="currency">
            <text:p>$16.8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12:30:44.719021222</meta:creation-date>
    <dc:date>2022-08-25T12:42:48.179560277</dc:date>
    <meta:editing-duration>PT1M53S</meta:editing-duration>
    <meta:editing-cycles>1</meta:editing-cycles>
    <meta:document-statistic meta:table-count="1" meta:cell-count="38" meta:object-count="0"/>
    <meta:generator>LibreOffice/7.3.5.2$Linux_X86_64 LibreOffice_project/30$Build-2</meta:generator>
    <meta:user-defined meta:name="sheets-banding"/>
    <meta:user-defined meta:name="sheets-original-selection"/>
  </office:meta>
</office:document-meta>
</file>